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paragraph-rsid="00134368"/>
    </style:style>
    <style:style style:name="P3" style:family="paragraph" style:parent-style-name="Standard">
      <style:paragraph-properties fo:text-align="start" style:justify-single-word="false"/>
      <style:text-properties officeooo:paragraph-rsid="00148321"/>
    </style:style>
    <style:style style:name="P4" style:family="paragraph" style:parent-style-name="Standard">
      <style:paragraph-properties fo:text-align="start" style:justify-single-word="false"/>
      <style:text-properties officeooo:paragraph-rsid="00192c71"/>
    </style:style>
    <style:style style:name="P5" style:family="paragraph" style:parent-style-name="Standard">
      <style:paragraph-properties fo:text-align="start" style:justify-single-word="false"/>
      <style:text-properties officeooo:paragraph-rsid="001f1b33"/>
    </style:style>
    <style:style style:name="P6" style:family="paragraph" style:parent-style-name="Standard">
      <style:paragraph-properties fo:text-align="start" style:justify-single-word="false"/>
      <style:text-properties officeooo:paragraph-rsid="002709b1"/>
    </style:style>
    <style:style style:name="P7" style:family="paragraph" style:parent-style-name="Standard">
      <style:paragraph-properties fo:text-align="start" style:justify-single-word="false"/>
      <style:text-properties officeooo:paragraph-rsid="002b986d"/>
    </style:style>
    <style:style style:name="P8" style:family="paragraph" style:parent-style-name="Standard">
      <style:paragraph-properties fo:text-align="start" style:justify-single-word="false"/>
      <style:text-properties officeooo:paragraph-rsid="002db806"/>
    </style:style>
    <style:style style:name="P9" style:family="paragraph" style:parent-style-name="Standard">
      <style:paragraph-properties fo:text-align="start" style:justify-single-word="false"/>
      <style:text-properties officeooo:rsid="00134368" officeooo:paragraph-rsid="00134368"/>
    </style:style>
    <style:style style:name="P10" style:family="paragraph" style:parent-style-name="Standard">
      <style:paragraph-properties fo:text-align="start" style:justify-single-word="false"/>
      <style:text-properties officeooo:rsid="00148321" officeooo:paragraph-rsid="00148321"/>
    </style:style>
    <style:style style:name="P11" style:family="paragraph" style:parent-style-name="Standard">
      <style:paragraph-properties fo:text-align="start" style:justify-single-word="false"/>
      <style:text-properties officeooo:rsid="001705db" officeooo:paragraph-rsid="001705db"/>
    </style:style>
    <style:style style:name="P12" style:family="paragraph" style:parent-style-name="Standard">
      <style:paragraph-properties fo:text-align="start" style:justify-single-word="false"/>
      <style:text-properties officeooo:rsid="0017b0c2" officeooo:paragraph-rsid="0017b0c2"/>
    </style:style>
    <style:style style:name="P13" style:family="paragraph" style:parent-style-name="Standard">
      <style:paragraph-properties fo:text-align="start" style:justify-single-word="false"/>
      <style:text-properties officeooo:rsid="00192c71" officeooo:paragraph-rsid="00192c71"/>
    </style:style>
    <style:style style:name="P14" style:family="paragraph" style:parent-style-name="Standard">
      <style:paragraph-properties fo:text-align="start" style:justify-single-word="false"/>
      <style:text-properties officeooo:rsid="001a2dac" officeooo:paragraph-rsid="001a2dac"/>
    </style:style>
    <style:style style:name="P15" style:family="paragraph" style:parent-style-name="Standard">
      <style:paragraph-properties fo:text-align="start" style:justify-single-word="false"/>
      <style:text-properties fo:font-weight="bold" officeooo:rsid="001a2dac" officeooo:paragraph-rsid="001a2dac" style:font-weight-asian="bold" style:font-weight-complex="bold"/>
    </style:style>
    <style:style style:name="P16" style:family="paragraph" style:parent-style-name="Standard">
      <style:paragraph-properties fo:text-align="start" style:justify-single-word="false"/>
      <style:text-properties officeooo:rsid="001c74c7" officeooo:paragraph-rsid="001c74c7"/>
    </style:style>
    <style:style style:name="P17" style:family="paragraph" style:parent-style-name="Standard">
      <style:paragraph-properties fo:text-align="start" style:justify-single-word="false"/>
      <style:text-properties officeooo:rsid="001d1c2e" officeooo:paragraph-rsid="001d1c2e"/>
    </style:style>
    <style:style style:name="P18" style:family="paragraph" style:parent-style-name="Standard">
      <style:paragraph-properties fo:text-align="start" style:justify-single-word="false"/>
      <style:text-properties officeooo:rsid="001dc2c3" officeooo:paragraph-rsid="001dc2c3"/>
    </style:style>
    <style:style style:name="P19" style:family="paragraph" style:parent-style-name="Standard">
      <style:paragraph-properties fo:text-align="start" style:justify-single-word="false"/>
      <style:text-properties officeooo:rsid="001dee59" officeooo:paragraph-rsid="001dee59"/>
    </style:style>
    <style:style style:name="P20" style:family="paragraph" style:parent-style-name="Standard">
      <style:paragraph-properties fo:text-align="start" style:justify-single-word="false"/>
      <style:text-properties officeooo:rsid="0022d008" officeooo:paragraph-rsid="0022d008"/>
    </style:style>
    <style:style style:name="P21" style:family="paragraph" style:parent-style-name="Standard">
      <style:paragraph-properties fo:text-align="start" style:justify-single-word="false"/>
      <style:text-properties officeooo:rsid="0023fdc7" officeooo:paragraph-rsid="0023fdc7"/>
    </style:style>
    <style:style style:name="P22" style:family="paragraph" style:parent-style-name="Standard">
      <style:paragraph-properties fo:text-align="start" style:justify-single-word="false"/>
      <style:text-properties officeooo:rsid="0025df20" officeooo:paragraph-rsid="0025df20"/>
    </style:style>
    <style:style style:name="P23" style:family="paragraph" style:parent-style-name="Standard">
      <style:paragraph-properties fo:text-align="start" style:justify-single-word="false"/>
      <style:text-properties officeooo:rsid="002709b1" officeooo:paragraph-rsid="002709b1"/>
    </style:style>
    <style:style style:name="P24" style:family="paragraph" style:parent-style-name="Standard">
      <style:paragraph-properties fo:text-align="start" style:justify-single-word="false"/>
      <style:text-properties officeooo:rsid="002b986d" officeooo:paragraph-rsid="002b986d"/>
    </style:style>
    <style:style style:name="P25" style:family="paragraph" style:parent-style-name="Standard">
      <style:paragraph-properties fo:text-align="start" style:justify-single-word="false"/>
      <style:text-properties officeooo:rsid="002bdfd0" officeooo:paragraph-rsid="002bdfd0"/>
    </style:style>
    <style:style style:name="P26" style:family="paragraph" style:parent-style-name="Standard">
      <style:paragraph-properties fo:text-align="start" style:justify-single-word="false"/>
      <style:text-properties officeooo:rsid="002be13a" officeooo:paragraph-rsid="002b986d"/>
    </style:style>
    <style:style style:name="P27" style:family="paragraph" style:parent-style-name="Standard">
      <style:paragraph-properties fo:text-align="start" style:justify-single-word="false"/>
      <style:text-properties officeooo:rsid="002be13a" officeooo:paragraph-rsid="002be13a"/>
    </style:style>
    <style:style style:name="P28" style:family="paragraph" style:parent-style-name="Standard">
      <style:paragraph-properties fo:text-align="start" style:justify-single-word="false"/>
      <style:text-properties style:text-underline-style="none" fo:font-weight="normal" officeooo:rsid="002db806" officeooo:paragraph-rsid="002db806" style:font-weight-asian="normal" style:font-weight-complex="normal"/>
    </style:style>
    <style:style style:name="P29" style:family="paragraph" style:parent-style-name="Standard">
      <style:paragraph-properties fo:text-align="start" style:justify-single-word="false"/>
      <style:text-properties officeooo:rsid="002be13a" officeooo:paragraph-rsid="002be13a"/>
    </style:style>
    <style:style style:name="P30" style:family="paragraph" style:parent-style-name="Standard">
      <style:paragraph-properties fo:text-align="start" style:justify-single-word="false"/>
      <style:text-properties style:text-underline-style="none" officeooo:rsid="002bf735" officeooo:paragraph-rsid="002bf735"/>
    </style:style>
    <style:style style:name="P31" style:family="paragraph" style:parent-style-name="Standard">
      <style:paragraph-properties fo:text-align="start" style:justify-single-word="false"/>
      <style:text-properties style:text-underline-style="none" fo:font-weight="bold" officeooo:rsid="002db806" officeooo:paragraph-rsid="002db806" style:font-weight-asian="bold" style:font-weight-complex="bold"/>
    </style:style>
    <style:style style:name="P32" style:family="paragraph" style:parent-style-name="Standard">
      <style:paragraph-properties fo:text-align="start" style:justify-single-word="false"/>
      <style:text-properties style:text-underline-style="none" fo:font-weight="normal" officeooo:rsid="002db806" officeooo:paragraph-rsid="002db806" style:font-weight-asian="normal" style:font-weight-complex="normal"/>
    </style:style>
    <style:style style:name="P33" style:family="paragraph" style:parent-style-name="Standard">
      <style:paragraph-properties fo:text-align="start" style:justify-single-word="false"/>
      <style:text-properties style:text-underline-style="none" officeooo:rsid="0032acc7" officeooo:paragraph-rsid="0032acc7"/>
    </style:style>
    <style:style style:name="P34" style:family="paragraph" style:parent-style-name="Standard">
      <style:paragraph-properties fo:text-align="start" style:justify-single-word="false"/>
      <style:text-properties officeooo:paragraph-rsid="0032acc7"/>
    </style:style>
    <style:style style:name="P35" style:family="paragraph" style:parent-style-name="Standard">
      <style:paragraph-properties fo:text-align="start" style:justify-single-word="false"/>
      <style:text-properties officeooo:paragraph-rsid="0036b146"/>
    </style:style>
    <style:style style:name="P36" style:family="paragraph" style:parent-style-name="Standard">
      <style:paragraph-properties fo:text-align="start" style:justify-single-word="false"/>
      <style:text-properties officeooo:rsid="0032acc7" officeooo:paragraph-rsid="0032acc7"/>
    </style:style>
    <style:style style:name="P37" style:family="paragraph" style:parent-style-name="Standard">
      <style:paragraph-properties fo:text-align="start" style:justify-single-word="false"/>
      <style:text-properties officeooo:rsid="0033d59a" officeooo:paragraph-rsid="0033d59a"/>
    </style:style>
    <style:style style:name="P38" style:family="paragraph" style:parent-style-name="Standard">
      <style:paragraph-properties fo:text-align="start" style:justify-single-word="false"/>
      <style:text-properties officeooo:rsid="0035781d" officeooo:paragraph-rsid="0035781d"/>
    </style:style>
    <style:style style:name="P39" style:family="paragraph" style:parent-style-name="Standard">
      <style:paragraph-properties fo:text-align="start" style:justify-single-word="false"/>
      <style:text-properties officeooo:rsid="0036b146" officeooo:paragraph-rsid="0036b146"/>
    </style:style>
    <style:style style:name="T1" style:family="text">
      <style:text-properties officeooo:rsid="001c102f"/>
    </style:style>
    <style:style style:name="T2" style:family="text">
      <style:text-properties officeooo:rsid="001f1b33"/>
    </style:style>
    <style:style style:name="T3" style:family="text">
      <style:text-properties officeooo:rsid="0020dd00"/>
    </style:style>
    <style:style style:name="T4" style:family="text">
      <style:text-properties officeooo:rsid="0023fdc7"/>
    </style:style>
    <style:style style:name="T5" style:family="text">
      <style:text-properties officeooo:rsid="00262a60"/>
    </style:style>
    <style:style style:name="T6" style:family="text">
      <style:text-properties officeooo:rsid="002b986d"/>
    </style:style>
    <style:style style:name="T7" style:family="text">
      <style:text-properties style:text-underline-style="none"/>
    </style:style>
    <style:style style:name="T8" style:family="text">
      <style:text-properties style:text-underline-style="none" fo:font-weight="normal" officeooo:rsid="002db806" style:font-weight-asian="normal" style:font-weight-complex="normal"/>
    </style:style>
    <style:style style:name="T9" style:family="text">
      <style:text-properties style:text-underline-style="none" fo:font-weight="bold" officeooo:rsid="002db806" style:font-weight-asian="bold" style:font-weight-complex="bold"/>
    </style:style>
    <style:style style:name="T10" style:family="text">
      <style:text-properties style:text-underline-style="none" officeooo:rsid="0032acc7"/>
    </style:style>
    <style:style style:name="T11" style:family="text">
      <style:text-properties style:text-underline-style="none" officeooo:rsid="0035781d"/>
    </style:style>
    <style:style style:name="T12" style:family="text">
      <style:text-properties style:text-underline-style="none" officeooo:rsid="0036b146"/>
    </style:style>
    <style:style style:name="T13" style:family="text">
      <style:text-properties officeooo:rsid="002be1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timización y Documentación</text:p>
      <text:p text:style-name="P1"/>
      <text:p text:style-name="P1"/>
      <text:p text:style-name="P9">-Factorizar: dividir el código en método y funciones para hacer el código más fácil y legible de mantener.</text:p>
      <text:p text:style-name="P9">-Get: obtener el valor de una clase.</text:p>
      <text:p text:style-name="P9">-Set: establecer el valor de una clase.</text:p>
      <text:p text:style-name="P9">-Refactorizar: Cambiar el código para que sea aun mas legible y fácil de mantener pero sin cambiar su funcionalidad.</text:p>
      <text:p text:style-name="P9">-Inline: lo contrario de refactorizar. Poner en un sólo método lo que iría en distintos métodos.</text:p>
      <text:p text:style-name="P9">-SCV: Sistema de control de versiones, para que todos podamos trabajar a la vez con el mismo archivo y poder gestionar las distintas modificaciones.************Completar**************</text:p>
      <text:p text:style-name="P2"/>
      <text:p text:style-name="P9">Introducción.- <text:s/>La documentación es muy importante.</text:p>
      <text:p text:style-name="P9"/>
      <text:p text:style-name="P9">4,2.-Refactorización. Se trata de realizar una serie de cambios para optimizar el funcionamiento del </text:p>
      <text:p text:style-name="P9">programa pero sin modificar su función final.</text:p>
      <text:p text:style-name="P9">Ventajas de refactorizar. Ayuda a encontrar errores de forma rápida y sencilla. Ayuda a programar más rápido. Los programas se leen y se interpreta más fácilmente. Los programas son más robustos(tiene menos fallos). En definitiva los programas tendrán mas calidad y evitaremos duplicar.***************Completar****************</text:p>
      <text:p text:style-name="P9"/>
      <text:p text:style-name="P9">Patrones de refactorización más usuales.****Muy importante****</text:p>
      <text:p text:style-name="P9">a.-reducción lógica, </text:p>
      <text:p text:style-name="P9"/>
      <text:p text:style-name="P10">void printcuenta(aquí lo que sea, lo que sea)</text:p>
      <text:p text:style-name="P10">printLogo();</text:p>
      <text:p text:style-name="P10">sout(nombre)</text:p>
      <text:p text:style-name="P10">sout(cantidad);</text:p>
      <text:p text:style-name="P10">como refactorizar con la reducción lógica---------&gt; <text:tab/>void printcuenta(lo que sea, lo que sea)</text:p>
      <text:p text:style-name="P10"><text:tab/><text:tab/><text:tab/><text:tab/><text:tab/><text:tab/><text:tab/>printLogo();</text:p>
      <text:p text:style-name="P10"><text:tab/><text:tab/><text:tab/><text:tab/><text:tab/><text:tab/><text:tab/>printVersalles(lo que sea, lo que sea)</text:p>
      <text:p text:style-name="P10"><text:tab/><text:tab/><text:tab/><text:tab/><text:tab/><text:tab/><text:tab/>void printVersalles(lo que sea, lo que sea)</text:p>
      <text:p text:style-name="P10"><text:tab/><text:tab/><text:tab/><text:tab/><text:tab/><text:tab/><text:tab/>sout(nombre);</text:p>
      <text:p text:style-name="P10"><text:tab/><text:tab/><text:tab/><text:tab/><text:tab/><text:tab/><text:tab/>sout(cantidad);</text:p>
      <text:p text:style-name="P10"/>
      <text:p text:style-name="P10">b.-métodos inline, hace todo lo contrario</text:p>
      <text:p text:style-name="P10">Ejemplo:</text:p>
      <text:p text:style-name="P10">int rondagratis();</text:p>
      <text:p text:style-name="P10"><text:tab/>return(mas5cañas()) ? 2 : 1;</text:p>
      <text:p text:style-name="P3"/>
      <text:p text:style-name="P10">la función de mas de 5 cañas es….</text:p>
      <text:p text:style-name="P10">Boolean mas5canas()</text:p>
      <text:p text:style-name="P10"><text:tab/>return numero5;</text:p>
      <text:p text:style-name="P10">Con el método inline quedaría….</text:p>
      <text:p text:style-name="P10">Int rondagratis();</text:p>
      <text:p text:style-name="P10"><text:tab/>return(numero&gt;5)? 2 : 1;</text:p>
      <text:p text:style-name="P10"/>
      <text:p text:style-name="P11">Cuando se vaya a usar una variable una única vez asignarla como constante, de forma privada.</text:p>
      <text:p text:style-name="P11"/>
      <text:p text:style-name="P11"/>
      <text:p text:style-name="P11"/>
      <text:p text:style-name="P12"><text:soft-page-break/>c.- variable auto-explicativa. </text:p>
      <text:p text:style-name="P12">if((idioma.toUpperCase().indexOf(“RUS”)&gt;-1) &amp;&amp; (“Ger”)&gt;-1) &amp;&amp; (“Ita”)&gt;-1));</text:p>
      <text:p text:style-name="P12">antes de hacer el if declarar la variable</text:p>
      <text:p text:style-name="P12">boolean ruso = idioma.toUpperCase().indexOf(“Rus”)&gt;-1;</text:p>
      <text:p text:style-name="P12">El if ahora pasa a ser:</text:p>
      <text:p text:style-name="P12">if(ruso || alemán || italiano){</text:p>
      <text:p text:style-name="P12">lo que sea</text:p>
      <text:p text:style-name="P12">}</text:p>
      <text:p text:style-name="P11"/>
      <text:p text:style-name="P13">d.-mal uso de variables temporales, </text:p>
      <text:p text:style-name="P13"/>
      <text:p text:style-name="P13">double tmp = pi radio radio;</text:p>
      <text:p text:style-name="P13"><text:tab/>sout(tmp);</text:p>
      <text:p text:style-name="P13"><text:tab/>tmp = 2*pi*radio;</text:p>
      <text:p text:style-name="P13"><text:tab/>sout(tmp);</text:p>
      <text:p text:style-name="P13"/>
      <text:p text:style-name="P13">Se haría….</text:p>
      <text:p text:style-name="P13"><text:tab/></text:p>
      <text:p text:style-name="P13"><text:tab/>double area = pi radio radio;</text:p>
      <text:p text:style-name="P13"><text:tab/>sout(area);</text:p>
      <text:p text:style-name="P13"><text:tab/>double circunferencia = 2*pi*radio;</text:p>
      <text:p text:style-name="P13"><text:tab/>sout(circunferencia);</text:p>
      <text:p text:style-name="P4"/>
      <text:p text:style-name="P14">Con los parámetros de entrada de una función </text:p>
      <text:p text:style-name="P14">int salario(horas, horaExtra);</text:p>
      <text:p text:style-name="P14"><text:tab/>horas = horas + horasExtras*1,5;</text:p>
      <text:p text:style-name="P14"/>
      <text:p text:style-name="P15">opción b del ejercicio anterior</text:p>
      <text:p text:style-name="P14">double horasTotales= horas + horasExtras*1,5;</text:p>
      <text:p text:style-name="P14"/>
      <text:p text:style-name="P14">e.- algoritmos, El libro aconseja cambiar el código si de esa manera se va hacer el código mas simple/escueto.</text:p>
      <text:p text:style-name="P14"/>
      <text:p text:style-name="P14">f.-métodos entre clases, siempre nos daremos cuenta que tenemos clases con muchas tareas y otras que tienen poca carga de trabajo, nos interesa que el trabajo este repartido entre clases <text:span text:style-name="T1">siempre que estén vinculadas y sea factible.</text:span></text:p>
      <text:p text:style-name="P14"/>
      <text:p text:style-name="P16">En la clase tenemos tipo y lo que cobra por hora, el constructor asigna esos valores y obtiene un get tipo y get hora.</text:p>
      <text:p text:style-name="P16"/>
      <text:p text:style-name="P16">Clase tipoEmpleado</text:p>
      <text:p text:style-name="P16"><text:tab/>tipo</text:p>
      <text:p text:style-name="P16"><text:tab/>horabase</text:p>
      <text:p text:style-name="P16"><text:tab/>constructor</text:p>
      <text:p text:style-name="P16"><text:tab/>getTipo();</text:p>
      <text:p text:style-name="P16"><text:tab/>getHora();</text:p>
      <text:p text:style-name="P16"/>
      <text:p text:style-name="P17">que tiene la clase empleado</text:p>
      <text:p text:style-name="P17">clase Empleado</text:p>
      <text:p text:style-name="P17"><text:tab/>horas</text:p>
      <text:p text:style-name="P17"><text:tab/>horasExtra</text:p>
      <text:p text:style-name="P17"><text:tab/>tipoEmpleado tipo;</text:p>
      <text:p text:style-name="P17"><text:soft-page-break/><text:tab/>calculoHoras(); <text:s text:c="2"/>-----------&gt; Se puede pasar a la otra clase</text:p>
      <text:p text:style-name="P17"><text:tab/>lo que sea<text:tab/></text:p>
      <text:p text:style-name="P17"><text:tab/>get sueldo();</text:p>
      <text:p text:style-name="P17"/>
      <text:p text:style-name="P18">g.- mover miembros entre clases. Los atributos y los métodos.(aunque en el libro se refieres a los atributos nada más). Equilibrar la cantidad o la utilidad.</text:p>
      <text:p text:style-name="P18"/>
      <text:p text:style-name="P19">h.- auto-encapsular campos, <text:span text:style-name="T2">(</text:span>getters y setters<text:span text:style-name="T2">)</text:span>. Que se ponga el get y el set y que los parámetros que se gestionan con el get y set sean privados.</text:p>
      <text:p text:style-name="P19"/>
      <text:p text:style-name="P5"><text:span text:style-name="T2">i.- extraer clases, </text:span><text:span text:style-name="T3">si tenemos una clase nueva para meter contenido que está en otra/s para optimizar el cacho que se quita se sustituye por un objeto de otra clase (libro).</text:span></text:p>
      <text:p text:style-name="P5"/>
      <text:p text:style-name="P20">j.- <text:span text:style-name="T4">reemplazar valores con objeto, se refiere a los atributos. Por ejemplo tenemos la clase persona:</text:span></text:p>
      <text:p text:style-name="P20"><text:tab/><text:span text:style-name="T4">clase Persona</text:span></text:p>
      <text:p text:style-name="P20"><text:tab/><text:span text:style-name="T4">int telefono;</text:span></text:p>
      <text:p text:style-name="P21">si luego vemos que tenemos que mirar si el fijo , móvil , centralita etc, pues creamos la clase teléfono y ese se sustituye por un objeto de la clase en la nueva clase. Esto es aplicado a tener un atributo.</text:p>
      <text:p text:style-name="P21"/>
      <text:p text:style-name="P21">k.- todavía sin utilizar constantes?¿?¿ usar constantes que expliquen que es ese valor</text:p>
      <text:p text:style-name="P21"/>
      <text:p text:style-name="P21">l.- encapsular arrays, si vas a trabajar con los valores de ese array creas una copia al principio con un bucle o una función especifica, hacer otra copia, nunca igualar un array.</text:p>
      <text:p text:style-name="P18"/>
      <text:p text:style-name="P22">4,3. Patrones de diseño, a la hora de diseñar nuestro código hay que mirar que sea <text:span text:style-name="T5">re-utilizable</text:span>, efectivo, que facilite la comprensión, que se refactorice.</text:p>
      <text:p text:style-name="P22">********************************************************************************</text:p>
      <text:p text:style-name="P23">Práctica, hay que coger 5 métodos para refactorizar, 2 difíciles de llevar a cabo y 3 fáciles de llevar a cabo. Hay que coger códigos que hagamos hecho. </text:p>
      <text:p text:style-name="P23">5 trozos de código nuestro y poner pantallazo del código donde ponga en este caso voy a usar el paradigma de factorizar a que consisten en dividir cada clase….yo usaba el método a y lo he convertido mejorarlo.</text:p>
      <text:p text:style-name="P6">********************************************************************************</text:p>
      <text:p text:style-name="P6"/>
      <text:p text:style-name="P24">Control de versiones, (se usará muchísimo por los cambios que se harán en los distintos documentos.)</text:p>
      <text:p text:style-name="P24"/>
      <text:p text:style-name="P24">Partimos la idea que tenemos un documento en el repositorio, hacemos check out (marcar el documento como que nosotros estamos trabando con el, otra persona podrá hacerlo en ese momento.)</text:p>
      <text:p text:style-name="P24">Trabajo en el documento y quiero subirlo con esa nueva versión, es hacer un check in. Estaría en el repositorio y tendría una fecha nueva, no borra el otro, se crea uno nuevo. De este modo tendrá distintas versiones de este documento, con una marca de la persona que ha hecho la modificación.</text:p>
      <text:p text:style-name="P7"><text:span text:style-name="T6">Check out</text:span><text:span text:style-name="T13">(pull)</text:span><text:span text:style-name="T6"> trabaja con el check in devolverlo (commit</text:span><text:span text:style-name="T13">(push)</text:span><text:span text:style-name="T6">, usado más que nada en bases de datos).</text:span></text:p>
      <text:p text:style-name="P24">Si otra persona realiza check out a la vez mía la persona que ha hecho su modificación quiere hacer check in (parte de un documento y yo del mismo documento) se hace una cosa que se llama Merg, el merg consiste en unir los documentos poniendo en paralelo uno con el otro,va diciendo lo que va en uno y en otro diferente hasta que nos quedamos con un único documento y ese tiene check in y con la fecha que sea.</text:p>
      <text:p text:style-name="P26"/>
      <text:p text:style-name="P24"><text:soft-page-break/></text:p>
      <text:p text:style-name="P25">Branch (rama), cuando se va a trabajar mucho en un proyecto grande . Branch es una especie de copia de lo que tengo hecho hasta ese momento. Se trabaja con ese paquete entero hasta el final que se va hacer un merg. </text:p>
      <text:p text:style-name="P27">Los sistemas control de versiones suelen ser comerciales o distribuidos.</text:p>
      <text:p text:style-name="P27">Su gestión es mas sencilla su repositorio es único (se almacena todo lo guardado), cuando se generan varias ramas hay un responsable que aprueba el almacenamiento de esos códigos.</text:p>
      <text:p text:style-name="P27">El control es mayor , existe un número de versión que también es más rígido. Para tener mas flexibilidad se dio paso a los sistemas distribuidos. </text:p>
      <text:p text:style-name="P27"/>
      <text:p text:style-name="P27">Los sistemas distribuidos , cada programador tiene una copia del repositorio, todo programador tiene una copia del software.</text:p>
      <text:p text:style-name="P27">La ventaja es que si falla el repositorio hay muchas copias. Cuando quieres trabajar con versiones mas inestables, pruebas, etc se utiliza esto para pasarlo al servidor oficial.</text:p>
      <text:p text:style-name="P30">Este tipo de sistema se usa cuando se va a mejorar módulos concretos o añadir nuevas funcionalidades. También es una ventaja porque hace el trabajo más fácil y rápido, no necesita de una máquina mas potente.</text:p>
      <text:p text:style-name="P30"/>
      <text:p text:style-name="P31">Tipo de colaboración en un sistema de control de versiones.</text:p>
      <text:p text:style-name="P28">Cuando hacemos check out, hay dos formas de hacerlo, un check out exclusivo o colaborativo.</text:p>
      <text:p text:style-name="P28">Si es exclusivo nadie más puede hacer check out del documento, trabajas en exclusiva con el.</text:p>
      <text:p text:style-name="P28">Cuando lo subes al servidor para hacer check in o push , que no tendrás que hacer el merg.</text:p>
      <text:p text:style-name="P28">De forma colaborativa, varias personas hacen check out.</text:p>
      <text:p text:style-name="P28">La forma de hacer el check in, merg :</text:p>
      <text:p text:style-name="P28">a.- flujo de trabajo centralizado, se trabaja con check out exclusivo y sin ningún tipo de problemas.</text:p>
      <text:p text:style-name="P28">b.- flujo de trabajo con gestor de integración, hay una persona que se encarga de supervisar las versiones y decidir que se sube o no se sube. Se encarga de comprobar el merg.</text:p>
      <text:p text:style-name="P8"><text:span text:style-name="T8">c.- </text:span><text:span text:style-name="T9">Dictador y teniente</text:span><text:span text:style-name="T8">,Este flujo de trabajo se realiza con proyectos masivo(crear Linux) Hay varias personas que supervisan y un dictador que esta por encima del otro.</text:span></text:p>
      <text:p text:style-name="P28"/>
      <text:p text:style-name="P28"/>
      <text:p text:style-name="P33">Documentación:</text:p>
      <text:p text:style-name="P33"/>
      <text:p text:style-name="P34"><text:span text:style-name="T10">La documentación debe ser de calidad porque si no es práctica se pierde tiempo el que la hace como el que la lee porque no le soluciona nada.</text:span></text:p>
      <text:p text:style-name="P34"><text:span text:style-name="T10">Normalmente no suele dar el suficiente tiempo para hacer la documentación.</text:span></text:p>
      <text:p text:style-name="P36"><text:span text:style-name="T7">Ciertas pautas para hacer una documentación de calidad:</text:span></text:p>
      <text:p text:style-name="P36"><text:span text:style-name="T7">1.- Hacer esquemas antes de escribir , pudiéndose añadir a la documentación.</text:span></text:p>
      <text:p text:style-name="P36"><text:span text:style-name="T7">2.- Clasificar la información según la importancia, uno principal con anexos.</text:span></text:p>
      <text:p text:style-name="P36"><text:span text:style-name="T7">3.- Realizar resúmenes esquemas al final.</text:span></text:p>
      <text:p text:style-name="P36"><text:span text:style-name="T7">4.- En mucho lenguaje hay programas para facilitar el hacer la documentación . En java se usa javadoc.(siempre que sea posible utilizarlo)</text:span></text:p>
      <text:p text:style-name="P36"><text:span text:style-name="T7">5.- A la hora de hacer documentación de cara al usuario hay que anticiparse, intentar ponerse en el lugar del usuario, que preguntas te harías.(ejemplo manual de usuario, manual de instalación).Se exige claridad, hablar en tercera persona, impersonal.</text:span></text:p>
      <text:p text:style-name="P36"><text:span text:style-name="T7">6.- Evitar usar procesadores de texto, hay herramientas específicas que permite generar enlaces y sea más fácil de seguir, como Help-Logix , Robo-Help, Doc-To-Help.</text:span></text:p>
      <text:p text:style-name="P36"><text:span text:style-name="T7"/></text:p>
      <text:p text:style-name="P37"><text:span text:style-name="T7">Se hacen manual de usuario y manual de referencia, el de referencia lo explica con mayor profundidad, puede incluir diferentes archivos que se incluye dentro de la aplicación.</text:span></text:p>
      <text:p text:style-name="P37"><text:span text:style-name="T7">La guía de usuario es más sencillo y viene paso a paso como realizar las tareas, como un tutorial.</text:span></text:p>
      <text:p text:style-name="P37"><text:span text:style-name="T7">7.- Hay que tener en cuenta el nivel de usuario que va a leer nuestra documentación.</text:span></text:p>
      <text:p text:style-name="P37"><text:soft-page-break/><text:span text:style-name="T7">Tipos de documentación:</text:span></text:p>
      <text:p text:style-name="P37"><text:span text:style-name="T7">Se dividen en dos grandes tipos: documentación técnica y documentación funcional.</text:span></text:p>
      <text:p text:style-name="P37"><text:span text:style-name="T7">Documentación técnica, explica las distintas clases que se usa.*************Libro</text:span></text:p>
      <text:p text:style-name="P37"><text:span text:style-name="T7">La funcional *****Libro**********************************</text:span></text:p>
      <text:p text:style-name="P37"><text:span text:style-name="T7"/></text:p>
      <text:p text:style-name="P37"><text:span text:style-name="T7">Ciclo de vida de un proyecto:</text:span></text:p>
      <text:p text:style-name="P37"><text:span text:style-name="T7">A.- fase inicial, se planifica el proyecto, se hace estimaciones , si es rentable. Esta fase es bastante compleja. Se hacen documentos de planificación , de estimaciones, datos económicos, posibles problemas, las soluciones y los costes de los problemas. Esto se hace a alto nivel , la empresa contratante y la empresa contratada.</text:span></text:p>
      <text:p text:style-name="P37"><text:span text:style-name="T7">B.- Análisis, en esta fase se analiza el problema(proyecto). </text:span><text:span text:style-name="T11">Se recopila información , se analiza los requisitos del clientes. Esta documentación tiene valor contractual. Se firma por parte del cliente una serie de requisitos y por parte de la empresa que lo realiza también.</text:span></text:p>
      <text:p text:style-name="P38"><text:span text:style-name="T7">C.- fase de diseño, se define los requisitos de la arquitectura de la app, y una definición precisa del subconjunto de elementos que forman parte de esa arquitectura. Este documento es puramente técnico y se suele dividir en uno más genérico*****Libro *****, jefe de proyecto y analistas del proyecto. Aspecto puramente técnico.</text:span></text:p>
      <text:p text:style-name="P38"><text:span text:style-name="T7">D.- Codificación consiste en programar el código, se utiliza el lenguaje que se haya predeterminado y se programa la app. En esta fase es muy detallada que incluye código, aunque se comenta en el código …. ***** Libro, quien la realiza y cuando.</text:span></text:p>
      <text:p text:style-name="P38"><text:span text:style-name="T7">E.- Pruebas, se realiza gran cantidad de pruebas y cada una de estas pruebas debe quedar documentada tal como se ha visto, hay que probar toda las cosas de la app. Pruebas técnicas y pruebas funcionales.</text:span></text:p>
      <text:p text:style-name="P38"><text:span text:style-name="T7">F.- Explotación, el software se instala en el entorno real donde se va a utilizar y empieza a usarse de manera cotidiana, fase indefinida en el tiempo, mientras la app este en uso. Aquí es donde surge la mayor cantidad de problemas, correcciones de la app habrá que hacer. Todas estas modificaciones, correcciones(que se hace, porque se hace) debe estar documentada y firmada por el cliente.</text:span></text:p>
      <text:p text:style-name="P38"><text:span text:style-name="T7">G.- Mantenimiento, Para realizar el mantenimiento se hace igual , corrección de fallos ,actualizar el código.(servicio que se paga aparte).</text:span><text:span text:style-name="T12">Para hacer el mantenimiento hay que tener toda la documentación delante.</text:span></text:p>
      <text:p text:style-name="P39"><text:span text:style-name="T7">Ninguna app debería entregarse ni desarrollarse si no cuenta con documentos, como manual de usuario, técnico e instalación.</text:span></text:p>
      <text:p text:style-name="P39"><text:span text:style-name="T7"/></text:p>
      <text:p text:style-name="P39"><text:span text:style-name="T7"/></text:p>
      <text:p text:style-name="P39"><text:span text:style-name="T7">Generación automática de documentación. El código se comenta dentro del propio código, mantener el código y señalarlo como obsoleto.</text:span></text:p>
      <text:p text:style-name="P35"><text:span text:style-name="T12">En java tenemos la herramienta javadoc, que extrae el texto lo comentario y lo transforma a página web con formato html, además del comentario se suele incluir ciertas etiquetas, @author, @version, @return, @since(cuando se ha hecho), @deprecuted(código obsoleto), @param, @see(referencia a otro sitio), @link, que a su vez sirve al javadoc. El javadoc se puede utilizar desde el propio entorno de desarrollo, sino se puede escribir “javadoc nombrearchivo.java”(desde la ventana comandos) y genera el documento.</text:span></text:p>
      <text:p text:style-name="P39"><text:span text:style-name="T7"/></text:p>
      <text:p text:style-name="P37"><text:span text:style-name="T11"/></text:p>
      <text:p text:style-name="P37"><text:span text:style-name="T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7T17:52:33.163088663</meta:creation-date>
    <dc:date>2022-03-14T18:29:28.581517824</dc:date>
    <meta:editing-duration>PT1H44M46S</meta:editing-duration>
    <meta:editing-cycles>27</meta:editing-cycles>
    <meta:generator>LibreOffice/6.4.7.2$Linux_X86_64 LibreOffice_project/40$Build-2</meta:generator>
    <meta:document-statistic meta:table-count="0" meta:image-count="0" meta:object-count="0" meta:page-count="5" meta:paragraph-count="138" meta:word-count="1986" meta:character-count="12471" meta:non-whitespace-character-count="10551"/>
  </office:meta>
</office:document-meta>
</file>